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08SeoulNamsan L1" fo:font-size="24pt" style:font-size-asian="24pt" style:font-size-complex="24pt"/>
    </style:style>
    <style:style style:name="P5" style:family="paragraph">
      <style:text-properties style:font-name="08SeoulNamsan L1"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style:font-name="08SeoulNamsan L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Spring/ Python-django </text:span><text:span text:style-name="T1">로 하는</text:span></text:p>
            <text:p><text:span text:style-name="T1">웹부터 </text:span></text:p>
            <text:p><text:span text:style-name="T1">Java-Android/ objective c++ - Swing </text:span><text:span text:style-name="T1">으로 하는</text:span></text:p>
            <text:p><text:span text:style-name="T1">앱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개발 외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stem Architecture</text:p>
              </text:list-item>
              <text:list-item>
                <text:p>Story Board</text:p>
              </text:list-item>
              <text:list-item>
                <text:p>ER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웹 개발 내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el with ORM</text:p>
              </text:list-item>
              <text:list-item>
                <text:p>Func/class/gen View</text:p>
              </text:list-item>
              <text:list-item>
                <text:p>Tag/filter with Template</text:p>
              </text:list-item>
              <text:list-item>
                <text:p>Form</text:p>
              </text:list-item>
              <text:list-item>
                <text:p>Static</text:p>
              </text:list-item>
              <text:list-item>
                <text:p>Auth</text:p>
              </text:list-item>
              <text:list-item>
                <text:p>Middleware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Signal</text:p>
              </text:list-item>
              <text:list-item>
                <text:p>Async</text:p>
              </text:list-item>
              <text:list-item>
                <text:p>REST</text:p>
              </text:list-item>
              <text:list-item>
                <text:p>Cache</text:p>
              </text:list-item>
              <text:list-item>
                <text:p>Admin, test, Deploy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VC structure</text:p>
              </text:list-item>
              <text:list-item>
                <text:p>Request/Response</text:p>
              </text:list-item>
              <text:list-item>
                <text:p>Session/Cookie</text:p>
              </text:list-item>
              <text:list-item>
                <text:p>Meta</text:p>
              </text:list-item>
              <text:list-item>
                <text:p>JSP/JSTL/EL</text:p>
              </text:list-item>
              <text:list-item>
                <text:p>JDBC</text:p>
              </text:list-item>
              <text:list-item>
                <text:p>MYbat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ttpResponse, HttpRequest, HttpResponseRedirect</text:p>
          </draw:text-box>
        </draw:frame>
        <draw:frame presentation:style-name="pr4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jango.http class </text:span><text:span text:style-name="T2">내 존재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render_to_response </text:span><text:span text:style-name="T2">차이는</text:span><text:span text:style-name="T2">?</text:span></text:p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asic ORM</text:p>
                <text:p><text:span text:style-name="T3">- model.m2mfieldname.get()</text:span></text:p>
                <text:p><text:span text:style-name="T3">- model.modelname_set.get()</text:span></text:p>
              </text:list-item>
              <text:list-item>
                <text:p>template tag inside tag</text:p>
              </text:list-item>
              <text:list-item>
                <text:p>Model default with callable function with self argument</text:p>
              </text:list-item>
              <text:list-item>
                <text:p>Differentiate multiple post request single views func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ifferentiate multiple post request single views function</text:span></text:p>
              </text:list-item>
              <text:list-item>
                <text:p><text:span text:style-name="T4">Return </text:span><text:span text:style-name="T4">한 뒤에 </text:span><text:span text:style-name="T4">refresh </text:span><text:span text:style-name="T4">가 안되는 문제 발생</text:span><text:span text:style-name="T4">.</text:span></text:p>
              </text:list-item>
              <text:list-item>
                <text:p><text:span text:style-name="T4">일반 </text:span><text:span text:style-name="T4">Post request </text:span><text:span text:style-name="T4">는 </text:span><text:span text:style-name="T4">form submit input</text:span><text:span text:style-name="T4">에 딸려오는 </text:span><text:span text:style-name="T4">dict </text:span><text:span text:style-name="T4">형태의 </text:span><text:span text:style-name="T4">name</text:span><text:span text:style-name="T4">과 </text:span><text:span text:style-name="T4">value </text:span><text:span text:style-name="T4">로 구분하면 되는데</text:span><text:span text:style-name="T4">,</text:span></text:p>
              </text:list-item>
              <text:list-item>
                <text:p><text:span text:style-name="T4"><text:s/></text:span><text:span text:style-name="T4">Ajax request </text:span><text:span text:style-name="T4">는 데이터를 따로 받기 때문에 </text:span><text:span text:style-name="T4">Ajax </text:span><text:span text:style-name="T4">에 따로 구분 변수를 달아줘야 한다</text:span><text:span text:style-name="T4">.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http://stackoverflow.com/questions/18415161/differentiating-between-different-post-requests-on-the-same-page-in-django-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 : Who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jango tag를 이용해서 전체 페이지 다시 rendering</text:p>
              </text:list-item>
              <text:list-item>
                <text:p>Ajax request 를 통한 응답 javascript append</text:p>
              </text:list-item>
              <text:list-item>
                <text:p>Jquery 테이블과 같이 javascript 만 이용해서 display 단에서만 처리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1">Fourth Outline Level</text:span></text:p>
                          <text:list>
                            <text:list-item>
                              <text:p><text:span text:style-name="MT1">Fifth Outline Level</text:span></text:p>
                              <text:list>
                                <text:list-item>
                                  <text:p><text:span text:style-name="MT1">Sixth Outline Level</text:span></text:p>
                                  <text:list>
                                    <text:list-item>
                                      <text:p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7:54:48.921054066</meta:creation-date>
    <dc:date>2017-02-14T00:05:03.074461087</dc:date>
    <meta:editing-duration>PT3H10M50S</meta:editing-duration>
    <meta:editing-cycles>40</meta:editing-cycles>
    <meta:generator>LibreOffice/5.1.4.2$Linux_X86_64 LibreOffice_project/10m0$Build-2</meta:generator>
    <meta:document-statistic meta:object-count="54"/>
  </office:meta>
</office:document-meta>
</file>